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ffichage des moyennes :</text:span></text:p>
      <text:p text:style-name="P1"><text:span text:style-name="T1">*************************</text:span></text:p>
      <text:p text:style-name="P2"/>
      <text:p text:style-name="P1"><text:span text:style-name="T1">NDVI=-1.0689381973372782E7</text:span></text:p>
      <text:p text:style-name="P1"><text:span text:style-name="T1">IR=98.35798816568047</text:span></text:p>
      <text:p text:style-name="P1"><text:span text:style-name="T1">variance NDVI=1.2950790874151036E8</text:span></text:p>
      <text:p text:style-name="P1"><text:span text:style-name="T1">varianceIR=30.50837381642827</text:span></text:p>
      <text:p text:style-name="P2"/>
      <text:p text:style-name="P1"><text:span text:style-name="T1">NDVI=-1.1063341195384616E7</text:span></text:p>
      <text:p text:style-name="P1"><text:span text:style-name="T1">IR=89.10615384615384</text:span></text:p>
      <text:p text:style-name="P1"><text:span text:style-name="T1">variance NDVI=3.110801079730202E8</text:span></text:p>
      <text:p text:style-name="P1"><text:span text:style-name="T1">varianceIR=56.09474159672297</text:span></text:p>
      <text:p text:style-name="P2"/>
      <text:p text:style-name="P1"><text:span text:style-name="T1">NDVI=-1.0948859276627218E7</text:span></text:p>
      <text:p text:style-name="P1"><text:span text:style-name="T1">IR=90.68786982248521</text:span></text:p>
      <text:p text:style-name="P1"><text:span text:style-name="T1">variance NDVI=3.8402121099884205E7</text:span></text:p>
      <text:p text:style-name="P1"><text:span text:style-name="T1">varianceIR=133.77134654657468</text:span></text:p>
      <text:p text:style-name="P2"/>
      <text:p text:style-name="P1"><text:span text:style-name="T1">NDVI=-1.0570149426153846E7</text:span></text:p>
      <text:p text:style-name="P1"><text:span text:style-name="T1">IR=97.66307692307693</text:span></text:p>
      <text:p text:style-name="P1"><text:span text:style-name="T1">variance NDVI=1.9083573391628306E7</text:span></text:p>
      <text:p text:style-name="P1"><text:span text:style-name="T1">varianceIR=92.24198529267171</text:span></text:p>
      <text:p text:style-name="P2"/>
      <text:p text:style-name="P1"><text:span text:style-name="T1">NDVI=-1.0704596198224852E7</text:span></text:p>
      <text:p text:style-name="P1"><text:span text:style-name="T1">IR=86.9733727810651</text:span></text:p>
      <text:p text:style-name="P1"><text:span text:style-name="T1">variance NDVI=4.8785131624175644E8</text:span></text:p>
      <text:p text:style-name="P1"><text:span text:style-name="T1">varianceIR=119.92587024108481</text:span></text:p>
      <text:p text:style-name="P2"/>
      <text:p text:style-name="P1"><text:span text:style-name="T1">NDVI=-1.0054080770769231E7</text:span></text:p>
      <text:p text:style-name="P1"><text:span text:style-name="T1">IR=91.98</text:span></text:p>
      <text:p text:style-name="P1"><text:span text:style-name="T1">variance NDVI=6.931229491182363E8</text:span></text:p>
      <text:p text:style-name="P1"><text:span text:style-name="T1">varianceIR=50.95240061538466</text:span></text:p>
      <text:p text:style-name="P2"/>
      <text:p text:style-name="P1"><text:span text:style-name="T1">NDVI=-1.0346017776627218E7</text:span></text:p>
      <text:p text:style-name="P1"><text:span text:style-name="T1">IR=92.32988165680473</text:span></text:p>
      <text:p text:style-name="P1"><text:span text:style-name="T1">variance NDVI=2.119378954703108E8</text:span></text:p>
      <text:p text:style-name="P1"><text:span text:style-name="T1">varianceIR=41.852431120254515</text:span></text:p>
      <text:p text:style-name="P2"/>
      <text:p text:style-name="P1"><text:span text:style-name="T1">NDVI=-1.0139167966153847E7</text:span></text:p>
      <text:p text:style-name="P1"><text:span text:style-name="T1">IR=88.15692307692308</text:span></text:p>
      <text:p text:style-name="P1"><text:span text:style-name="T1">variance NDVI=1.7448622421038845E8</text:span></text:p>
      <text:p text:style-name="P1"><text:span text:style-name="T1">varianceIR=23.3379029731452</text:span></text:p>
      <text:p text:style-name="P2"/>
      <text:p text:style-name="P1"><text:span text:style-name="T1">NDVI=-1.022058150739645E7</text:span></text:p>
      <text:p text:style-name="P1"><text:span text:style-name="T1">IR=85.56952662721893</text:span></text:p>
      <text:p text:style-name="P1"><text:span text:style-name="T1">variance NDVI=7.11171248603266E7</text:span></text:p>
      <text:p text:style-name="P1"><text:span text:style-name="T1">varianceIR=9.325260555809232</text:span></text:p>
      <text:p text:style-name="P2"/>
      <text:p text:style-name="P1"><text:span text:style-name="T1">NDVI=-9390428.583076922</text:span></text:p>
      <text:p text:style-name="P1"><text:span text:style-name="T1">IR=108.6723076923077</text:span></text:p>
      <text:p text:style-name="P1"><text:span text:style-name="T1">variance NDVI=8.48694755627037E8</text:span></text:p>
      <text:p text:style-name="P1"><text:span text:style-name="T1">varianceIR=228.42903384251295</text:span></text:p>
      <text:p text:style-name="P2"/>
      <text:p text:style-name="P1"><text:span text:style-name="T1">NDVI=-1.1378411855384616E7</text:span></text:p>
      <text:p text:style-name="P1"><text:span text:style-name="T1">IR=78.43384615384615</text:span></text:p>
      <text:p text:style-name="P1"><text:span text:style-name="T1">variance NDVI=3.235147032854316E8</text:span></text:p>
      <text:p text:style-name="P1"><text:span text:style-name="T1">varianceIR=122.04234401092401</text:span></text:p>
      <text:p text:style-name="P2"/>
      <text:p text:style-name="P1"><text:span text:style-name="T1">NDVI=-1.12313722272E7</text:span></text:p>
      <text:p text:style-name="P1"><text:span text:style-name="T1">IR=81.776</text:span></text:p>
      <text:p text:style-name="P1"><text:span text:style-name="T1">variance NDVI=2.0568500024234053E7</text:span></text:p>
      <text:p text:style-name="P1"><text:span text:style-name="T1">varianceIR=15.817526681600011</text:span></text:p>
      <text:p text:style-name="P2"><text:soft-page-break/></text:p>
      <text:p text:style-name="P1"><text:span text:style-name="T1">NDVI=-1.1354058586153846E7</text:span></text:p>
      <text:p text:style-name="P1"><text:span text:style-name="T1">IR=77.8323076923077</text:span></text:p>
      <text:p text:style-name="P1"><text:span text:style-name="T1">variance NDVI=2.893801603870198E8</text:span></text:p>
      <text:p text:style-name="P1"><text:span text:style-name="T1">varianceIR=59.37321486026396</text:span></text:p>
      <text:p text:style-name="P2"/>
      <text:p text:style-name="P1"><text:span text:style-name="T1">NDVI=-1.09807051904E7</text:span></text:p>
      <text:p text:style-name="P1"><text:span text:style-name="T1">IR=84.672</text:span></text:p>
      <text:p text:style-name="P1"><text:span text:style-name="T1">variance NDVI=2.4346393906578305E8</text:span></text:p>
      <text:p text:style-name="P1"><text:span text:style-name="T1">varianceIR=106.65777213439995</text:span></text:p>
      <text:p text:style-name="P2"/>
      <text:p text:style-name="P1"><text:span text:style-name="T1">NDVI=-1.0334704652307693E7</text:span></text:p>
      <text:p text:style-name="P1"><text:span text:style-name="T1">IR=93.72307692307692</text:span></text:p>
      <text:p text:style-name="P1"><text:span text:style-name="T1">variance NDVI=1.6855811240969243E9</text:span></text:p>
      <text:p text:style-name="P1"><text:span text:style-name="T1">varianceIR=88.89872152935817</text:span></text:p>
      <text:p text:style-name="P2"/>
      <text:p text:style-name="P1"><text:span text:style-name="T1">NDVI=-1.00570058544E7</text:span></text:p>
      <text:p text:style-name="P1"><text:span text:style-name="T1">IR=97.5056</text:span></text:p>
      <text:p text:style-name="P1"><text:span text:style-name="T1">variance NDVI=5336313.813338193</text:span></text:p>
      <text:p text:style-name="P1"><text:span text:style-name="T1">varianceIR=56.008915890176034</text:span></text:p>
      <text:p text:style-name="P2"/>
      <text:p text:style-name="P1"><text:span text:style-name="T1">NDVI=-1.0113469321538461E7</text:span></text:p>
      <text:p text:style-name="P1"><text:span text:style-name="T1">IR=99.36769230769231</text:span></text:p>
      <text:p text:style-name="P1"><text:span text:style-name="T1">variance NDVI=2.636055655064535E8</text:span></text:p>
      <text:p text:style-name="P1"><text:span text:style-name="T1">varianceIR=67.85393817387353</text:span></text:p>
      <text:p text:style-name="P2"/>
      <text:p text:style-name="P1"><text:span text:style-name="T1">NDVI=-9979308.2512</text:span></text:p>
      <text:p text:style-name="P1"><text:span text:style-name="T1">IR=95.6272</text:span></text:p>
      <text:p text:style-name="P1"><text:span text:style-name="T1">variance NDVI=1.204705424699255E7</text:span></text:p>
      <text:p text:style-name="P1"><text:span text:style-name="T1">varianceIR=116.023518367744</text:span></text:p>
      <text:p text:style-name="P2"/>
      <text:p text:style-name="P1"><text:span text:style-name="T1">NDVI=-9564925.835384615</text:span></text:p>
      <text:p text:style-name="P1"><text:span text:style-name="T1">IR=104.17076923076922</text:span></text:p>
      <text:p text:style-name="P1"><text:span text:style-name="T1">variance NDVI=2.9298333378534234E8</text:span></text:p>
      <text:p text:style-name="P1"><text:span text:style-name="T1">varianceIR=266.25783658079155</text:span></text:p>
      <text:p text:style-name="P2"/>
      <text:p text:style-name="P1"><text:span text:style-name="T1">NDVI=-9290425.704</text:span></text:p>
      <text:p text:style-name="P1"><text:span text:style-name="T1">IR=114.1232</text:span></text:p>
      <text:p text:style-name="P1"><text:span text:style-name="T1">variance NDVI=8.074289032695035E8</text:span></text:p>
      <text:p text:style-name="P1"><text:span text:style-name="T1">varianceIR=94.0089894051843</text:span></text:p>
      <text:p text:style-name="P2"/>
      <text:p text:style-name="P1"><text:span text:style-name="T1">NDVI=-1.22679179704142E7</text:span></text:p>
      <text:p text:style-name="P1"><text:span text:style-name="T1">IR=65.93491124260355</text:span></text:p>
      <text:p text:style-name="P1"><text:span text:style-name="T1">variance NDVI=7.727901668033434E7</text:span></text:p>
      <text:p text:style-name="P1"><text:span text:style-name="T1">varianceIR=60.59252753734403</text:span></text:p>
      <text:p text:style-name="P2"/>
      <text:p text:style-name="P1"><text:span text:style-name="T1">NDVI=-1.176715797076923E7</text:span></text:p>
      <text:p text:style-name="P1"><text:span text:style-name="T1">IR=69.10615384615384</text:span></text:p>
      <text:p text:style-name="P1"><text:span text:style-name="T1">variance NDVI=1.6724330179587936E9</text:span></text:p>
      <text:p text:style-name="P1"><text:span text:style-name="T1">varianceIR=54.414362898497885</text:span></text:p>
      <text:p text:style-name="P2"/>
      <text:p text:style-name="P1"><text:span text:style-name="T1">NDVI=-1.1559744360946745E7</text:span></text:p>
      <text:p text:style-name="P1"><text:span text:style-name="T1">IR=72.3491124260355</text:span></text:p>
      <text:p text:style-name="P1"><text:span text:style-name="T1">variance NDVI=1.8559367049228087E7</text:span></text:p>
      <text:p text:style-name="P1"><text:span text:style-name="T1">varianceIR=52.05030108918741</text:span></text:p>
      <text:p text:style-name="P2"/>
      <text:p text:style-name="P1"><text:span text:style-name="T1">NDVI=-1.0530683378461538E7</text:span></text:p>
      <text:p text:style-name="P1"><text:span text:style-name="T1">IR=83.78461538461538</text:span></text:p>
      <text:p text:style-name="P1"><text:span text:style-name="T1">variance NDVI=7.985149632243605E8</text:span></text:p>
      <text:p text:style-name="P1"><text:span text:style-name="T1">varianceIR=56.91339681383689</text:span></text:p>
      <text:p text:style-name="P2"/>
      <text:p text:style-name="P1"><text:span text:style-name="T1">NDVI=-1.0375392874260355E7</text:span></text:p>
      <text:p text:style-name="P1"><text:soft-page-break/><text:span text:style-name="T1">IR=87.55177514792899</text:span></text:p>
      <text:p text:style-name="P1"><text:span text:style-name="T1">variance NDVI=8.180307331115919E8</text:span></text:p>
      <text:p text:style-name="P1"><text:span text:style-name="T1">varianceIR=55.06583017955026</text:span></text:p>
      <text:p text:style-name="P2"/>
      <text:p text:style-name="P1"><text:span text:style-name="T1">NDVI=-1.0387154856923077E7</text:span></text:p>
      <text:p text:style-name="P1"><text:span text:style-name="T1">IR=87.28461538461538</text:span></text:p>
      <text:p text:style-name="P1"><text:span text:style-name="T1">variance NDVI=1.1304050464226793E8</text:span></text:p>
      <text:p text:style-name="P1"><text:span text:style-name="T1">varianceIR=24.97992344105596</text:span></text:p>
      <text:p text:style-name="P2"/>
      <text:p text:style-name="P1"><text:span text:style-name="T1">NDVI=-1.0253003806213018E7</text:span></text:p>
      <text:p text:style-name="P1"><text:span text:style-name="T1">IR=94.98668639053254</text:span></text:p>
      <text:p text:style-name="P1"><text:span text:style-name="T1">variance NDVI=2.4289969385481086E8</text:span></text:p>
      <text:p text:style-name="P1"><text:span text:style-name="T1">varianceIR=43.57892125587014</text:span></text:p>
      <text:p text:style-name="P2"/>
      <text:p text:style-name="P1"><text:span text:style-name="T1">NDVI=-1.0254697273846153E7</text:span></text:p>
      <text:p text:style-name="P1"><text:span text:style-name="T1">IR=90.86153846153846</text:span></text:p>
      <text:p text:style-name="P1"><text:span text:style-name="T1">variance NDVI=2.3404389260872446E7</text:span></text:p>
      <text:p text:style-name="P1"><text:span text:style-name="T1">varianceIR=46.05131943559387</text:span></text:p>
      <text:p text:style-name="P2"/>
      <text:p text:style-name="P1"><text:span text:style-name="T1">NDVI=-9821428.202662721</text:span></text:p>
      <text:p text:style-name="P1"><text:span text:style-name="T1">IR=98.1405325443787</text:span></text:p>
      <text:p text:style-name="P1"><text:span text:style-name="T1">variance NDVI=3.417041872369625E8</text:span></text:p>
      <text:p text:style-name="P1"><text:span text:style-name="T1">varianceIR=142.9426235745242</text:span></text:p>
      <text:p text:style-name="P2"/>
      <text:p text:style-name="P1"><text:span text:style-name="T1">NDVI=-9816938.438461538</text:span></text:p>
      <text:p text:style-name="P1"><text:span text:style-name="T1">IR=95.21076923076923</text:span></text:p>
      <text:p text:style-name="P1"><text:span text:style-name="T1">variance NDVI=1.8153770075336808E8</text:span></text:p>
      <text:p text:style-name="P1"><text:span text:style-name="T1">varianceIR=129.7249464506156</text:span></text:p>
      <text:p text:style-name="P2"/>
      <text:p text:style-name="P1"><text:span text:style-name="T1">NDVI=-1.2719635578461539E7</text:span></text:p>
      <text:p text:style-name="P1"><text:span text:style-name="T1">IR=60.76615384615385</text:span></text:p>
      <text:p text:style-name="P1"><text:span text:style-name="T1">variance NDVI=3.6229337278777323E9</text:span></text:p>
      <text:p text:style-name="P1"><text:span text:style-name="T1">varianceIR=97.73689359672281</text:span></text:p>
      <text:p text:style-name="P2"/>
      <text:p text:style-name="P1"><text:span text:style-name="T1">NDVI=-1.12755053008E7</text:span></text:p>
      <text:p text:style-name="P1"><text:span text:style-name="T1">IR=74.9104</text:span></text:p>
      <text:p text:style-name="P1"><text:span text:style-name="T1">variance NDVI=3.861984687197969E9</text:span></text:p>
      <text:p text:style-name="P1"><text:span text:style-name="T1">varianceIR=72.95128068505608</text:span></text:p>
      <text:p text:style-name="P2"/>
      <text:p text:style-name="P1"><text:span text:style-name="T1">NDVI=-1.126820102E7</text:span></text:p>
      <text:p text:style-name="P1"><text:span text:style-name="T1">IR=74.9676923076923</text:span></text:p>
      <text:p text:style-name="P1"><text:span text:style-name="T1">variance NDVI=2.3339994929463897E9</text:span></text:p>
      <text:p text:style-name="P1"><text:span text:style-name="T1">varianceIR=76.06534835138832</text:span></text:p>
      <text:p text:style-name="P2"/>
      <text:p text:style-name="P1"><text:span text:style-name="T1">NDVI=-1.11216654272E7</text:span></text:p>
      <text:p text:style-name="P1"><text:span text:style-name="T1">IR=78.4448</text:span></text:p>
      <text:p text:style-name="P1"><text:span text:style-name="T1">variance NDVI=2.0092105413988543E9</text:span></text:p>
      <text:p text:style-name="P1"><text:span text:style-name="T1">varianceIR=104.14069159526416</text:span></text:p>
      <text:p text:style-name="P2"/>
      <text:p text:style-name="P1"><text:span text:style-name="T1">NDVI=-1.0858521552307691E7</text:span></text:p>
      <text:p text:style-name="P1"><text:span text:style-name="T1">IR=82.75538461538461</text:span></text:p>
      <text:p text:style-name="P1"><text:span text:style-name="T1">variance NDVI=2.546776308483654E7</text:span></text:p>
      <text:p text:style-name="P1"><text:span text:style-name="T1">varianceIR=31.640861287209862</text:span></text:p>
      <text:p text:style-name="P2"/>
      <text:p text:style-name="P1"><text:span text:style-name="T1">NDVI=-1.10875630416E7</text:span></text:p>
      <text:p text:style-name="P1"><text:span text:style-name="T1">IR=78.3536</text:span></text:p>
      <text:p text:style-name="P1"><text:span text:style-name="T1">variance NDVI=1.2670525806173E9</text:span></text:p>
      <text:p text:style-name="P1"><text:span text:style-name="T1">varianceIR=27.673825652735943</text:span></text:p>
      <text:p text:style-name="P2"/>
      <text:p text:style-name="P1"><text:span text:style-name="T1">NDVI=-1.0802491892307693E7</text:span></text:p>
      <text:p text:style-name="P1"><text:span text:style-name="T1">IR=82.68</text:span></text:p>
      <text:p text:style-name="P1"><text:span text:style-name="T1">variance NDVI=9.881382992402523E8</text:span></text:p>
      <text:p text:style-name="P1"><text:soft-page-break/><text:span text:style-name="T1">varianceIR=34.26988061538464</text:span></text:p>
      <text:p text:style-name="P2"/>
      <text:p text:style-name="P1"><text:span text:style-name="T1">NDVI=-1.04526743184E7</text:span></text:p>
      <text:p text:style-name="P1"><text:span text:style-name="T1">IR=85.4384</text:span></text:p>
      <text:p text:style-name="P1"><text:span text:style-name="T1">variance NDVI=5.71284307729593E7</text:span></text:p>
      <text:p text:style-name="P1"><text:span text:style-name="T1">varianceIR=37.09375775129604</text:span></text:p>
      <text:p text:style-name="P2"/>
      <text:p text:style-name="P1"><text:span text:style-name="T1">NDVI=-1.020713586923077E7</text:span></text:p>
      <text:p text:style-name="P1"><text:span text:style-name="T1">IR=87.46615384615384</text:span></text:p>
      <text:p text:style-name="P1"><text:span text:style-name="T1">variance NDVI=3.3912473667678005E8</text:span></text:p>
      <text:p text:style-name="P1"><text:span text:style-name="T1">varianceIR=19.480128389622283</text:span></text:p>
      <text:p text:style-name="P2"/>
      <text:p text:style-name="P1"><text:span text:style-name="T1">NDVI=-1.00219006224E7</text:span></text:p>
      <text:p text:style-name="P1"><text:span text:style-name="T1">IR=91.8256</text:span></text:p>
      <text:p text:style-name="P1"><text:span text:style-name="T1">variance NDVI=4.972252200250865E7</text:span></text:p>
      <text:p text:style-name="P1"><text:span text:style-name="T1">varianceIR=67.08788994457608</text:span></text:p>
      <text:p text:style-name="P2"/>
      <text:p text:style-name="P1"><text:span text:style-name="T1">NDVI=-1.1816625923076924E7</text:span></text:p>
      <text:p text:style-name="P1"><text:span text:style-name="T1">IR=70.50295857988165</text:span></text:p>
      <text:p text:style-name="P1"><text:span text:style-name="T1">variance NDVI=1.7216342612376163E9</text:span></text:p>
      <text:p text:style-name="P1"><text:span text:style-name="T1">varianceIR=76.35748705822</text:span></text:p>
      <text:p text:style-name="P2"/>
      <text:p text:style-name="P1"><text:span text:style-name="T1">NDVI=-1.126415876153846E7</text:span></text:p>
      <text:p text:style-name="P1"><text:span text:style-name="T1">IR=78.33384615384615</text:span></text:p>
      <text:p text:style-name="P1"><text:span text:style-name="T1">variance NDVI=9.90896823724156E8</text:span></text:p>
      <text:p text:style-name="P1"><text:span text:style-name="T1">varianceIR=39.86884128903051</text:span></text:p>
      <text:p text:style-name="P2"/>
      <text:p text:style-name="P1"><text:span text:style-name="T1">NDVI=-1.0956856924556212E7</text:span></text:p>
      <text:p text:style-name="P1"><text:span text:style-name="T1">IR=81.67899408284023</text:span></text:p>
      <text:p text:style-name="P1"><text:span text:style-name="T1">variance NDVI=5.736376623737903E8</text:span></text:p>
      <text:p text:style-name="P1"><text:span text:style-name="T1">varianceIR=19.137277796392</text:span></text:p>
      <text:p text:style-name="P2"/>
      <text:p text:style-name="P1"><text:span text:style-name="T1">NDVI=-1.1193453766153846E7</text:span></text:p>
      <text:p text:style-name="P1"><text:span text:style-name="T1">IR=80.85538461538462</text:span></text:p>
      <text:p text:style-name="P1"><text:span text:style-name="T1">variance NDVI=4.39886638602394E8</text:span></text:p>
      <text:p text:style-name="P1"><text:span text:style-name="T1">varianceIR=26.676922115612236</text:span></text:p>
      <text:p text:style-name="P2"/>
      <text:p text:style-name="P1"><text:span text:style-name="T1">NDVI=-1.0183556022189349E7</text:span></text:p>
      <text:p text:style-name="P1"><text:span text:style-name="T1">IR=92.1671597633136</text:span></text:p>
      <text:p text:style-name="P1"><text:span text:style-name="T1">variance NDVI=4.324976052876866E8</text:span></text:p>
      <text:p text:style-name="P1"><text:span text:style-name="T1">varianceIR=29.143337700564715</text:span></text:p>
      <text:p text:style-name="P2"/>
      <text:p text:style-name="P1"><text:span text:style-name="T1">NDVI=-1.0235892603076924E7</text:span></text:p>
      <text:p text:style-name="P1"><text:span text:style-name="T1">IR=90.16615384615385</text:span></text:p>
      <text:p text:style-name="P1"><text:span text:style-name="T1">variance NDVI=2.7440071725506246E8</text:span></text:p>
      <text:p text:style-name="P1"><text:span text:style-name="T1">varianceIR=55.47998566772877</text:span></text:p>
      <text:p text:style-name="P2"/>
      <text:p text:style-name="P1"><text:span text:style-name="T1">NDVI=-1.1956661374260355E7</text:span></text:p>
      <text:p text:style-name="P1"><text:span text:style-name="T1">IR=68.56656804733728</text:span></text:p>
      <text:p text:style-name="P1"><text:span text:style-name="T1">variance NDVI=3462309.673645155</text:span></text:p>
      <text:p text:style-name="P1"><text:span text:style-name="T1">varianceIR=223.37186196991087</text:span></text:p>
      <text:p text:style-name="P2"/>
      <text:p text:style-name="P1"><text:span text:style-name="T1">NDVI=-1.0933940835384615E7</text:span></text:p>
      <text:p text:style-name="P1"><text:span text:style-name="T1">IR=79.89076923076924</text:span></text:p>
      <text:p text:style-name="P1"><text:span text:style-name="T1">variance NDVI=2.2564987213302457E8</text:span></text:p>
      <text:p text:style-name="P1"><text:span text:style-name="T1">varianceIR=219.01812249795333</text:span></text:p>
      <text:p text:style-name="P2"/>
      <text:p text:style-name="P1"><text:span text:style-name="T1">NDVI=-1.0190248689349113E7</text:span></text:p>
      <text:p text:style-name="P1"><text:span text:style-name="T1">IR=87.68934911242603</text:span></text:p>
      <text:p text:style-name="P1"><text:span text:style-name="T1">variance NDVI=2.213488739846758E8</text:span></text:p>
      <text:p text:style-name="P1"><text:span text:style-name="T1">varianceIR=67.83755216179055</text:span></text:p>
      <text:p text:style-name="P2"/>
      <text:p text:style-name="P1"><text:soft-page-break/><text:span text:style-name="T1">NDVI=-9942207.73076923</text:span></text:p>
      <text:p text:style-name="P1"><text:span text:style-name="T1">IR=90.26307692307692</text:span></text:p>
      <text:p text:style-name="P1"><text:span text:style-name="T1">variance NDVI=7.898636535152767E8</text:span></text:p>
      <text:p text:style-name="P1"><text:span text:style-name="T1">varianceIR=72.79913369503888</text:span></text:p>
      <text:p text:style-name="P2"/>
      <text:p text:style-name="P1"><text:span text:style-name="T1">NDVI=-1.1123456010769231E7</text:span></text:p>
      <text:p text:style-name="P1"><text:span text:style-name="T1">IR=87.02923076923076</text:span></text:p>
      <text:p text:style-name="P1"><text:span text:style-name="T1">variance NDVI=4.190664766482952E8</text:span></text:p>
      <text:p text:style-name="P1"><text:span text:style-name="T1">varianceIR=64.2315871133359</text:span></text:p>
      <text:p text:style-name="P2"/>
      <text:p text:style-name="P1"><text:span text:style-name="T1">NDVI=-1.08957394576E7</text:span></text:p>
      <text:p text:style-name="P1"><text:span text:style-name="T1">IR=89.5344</text:span></text:p>
      <text:p text:style-name="P1"><text:span text:style-name="T1">variance NDVI=4.856991312976888E8</text:span></text:p>
      <text:p text:style-name="P1"><text:span text:style-name="T1">varianceIR=48.27187069337616</text:span></text:p>
      <text:p text:style-name="P2"/>
      <text:p text:style-name="P1"><text:span text:style-name="T1">NDVI=-1.0928913416923078E7</text:span></text:p>
      <text:p text:style-name="P1"><text:span text:style-name="T1">IR=83.01384615384616</text:span></text:p>
      <text:p text:style-name="P1"><text:span text:style-name="T1">variance NDVI=5.515365837700753E7</text:span></text:p>
      <text:p text:style-name="P1"><text:span text:style-name="T1">varianceIR=33.14796005826134</text:span></text:p>
      <text:p text:style-name="P2"/>
      <text:p text:style-name="P1"><text:span text:style-name="T1">NDVI=-1.09055642192E7</text:span></text:p>
      <text:p text:style-name="P1"><text:span text:style-name="T1">IR=86.1616</text:span></text:p>
      <text:p text:style-name="P1"><text:span text:style-name="T1">variance NDVI=2.690515922291961E8</text:span></text:p>
      <text:p text:style-name="P1"><text:span text:style-name="T1">varianceIR=32.135199543296075</text:span></text:p>
      <text:p text:style-name="P2"/>
      <text:p text:style-name="P1"><text:span text:style-name="T1">NDVI=-1.0256344090769231E7</text:span></text:p>
      <text:p text:style-name="P1"><text:span text:style-name="T1">IR=92.29076923076923</text:span></text:p>
      <text:p text:style-name="P1"><text:span text:style-name="T1">variance NDVI=1.1415456125686805E9</text:span></text:p>
      <text:p text:style-name="P1"><text:span text:style-name="T1">varianceIR=20.036354923987293</text:span></text:p>
      <text:p text:style-name="P2"/>
      <text:p text:style-name="P1"><text:span text:style-name="T1">NDVI=-1.05660853648E7</text:span></text:p>
      <text:p text:style-name="P1"><text:span text:style-name="T1">IR=87.3072</text:span></text:p>
      <text:p text:style-name="P1"><text:span text:style-name="T1">variance NDVI=2.1433913804539583E9</text:span></text:p>
      <text:p text:style-name="P1"><text:span text:style-name="T1">varianceIR=43.17690363494386</text:span></text:p>
      <text:p text:style-name="P2"/>
      <text:p text:style-name="P1"><text:span text:style-name="T1">NDVI=-1.0696562626153845E7</text:span></text:p>
      <text:p text:style-name="P1"><text:span text:style-name="T1">IR=84.66</text:span></text:p>
      <text:p text:style-name="P1"><text:span text:style-name="T1">variance NDVI=7.441906602187606E8</text:span></text:p>
      <text:p text:style-name="P1"><text:span text:style-name="T1">varianceIR=40.321808615384604</text:span></text:p>
      <text:p text:style-name="P2"/>
      <text:p text:style-name="P1"><text:span text:style-name="T1">NDVI=-1.04929468768E7</text:span></text:p>
      <text:p text:style-name="P1"><text:span text:style-name="T1">IR=86.8</text:span></text:p>
      <text:p text:style-name="P1"><text:span text:style-name="T1">variance NDVI=7.659014816289959E8</text:span></text:p>
      <text:p text:style-name="P1"><text:span text:style-name="T1">varianceIR=12.045183999999965</text:span></text:p>
      <text:p text:style-name="P2"/>
      <text:p text:style-name="P1"><text:span text:style-name="T1">NDVI=-1.0180870315384615E7</text:span></text:p>
      <text:p text:style-name="P1"><text:span text:style-name="T1">IR=88.60153846153847</text:span></text:p>
      <text:p text:style-name="P1"><text:span text:style-name="T1">variance NDVI=2.6058549003230774E8</text:span></text:p>
      <text:p text:style-name="P1"><text:span text:style-name="T1">varianceIR=27.18466319890757</text:span></text:p>
      <text:p text:style-name="P2"/>
      <text:p text:style-name="P1"><text:span text:style-name="T1">NDVI=-1.01202325856E7</text:span></text:p>
      <text:p text:style-name="P1"><text:span text:style-name="T1">IR=86.8</text:span></text:p>
      <text:p text:style-name="P1"><text:span text:style-name="T1">variance NDVI=4558694.115016463</text:span></text:p>
      <text:p text:style-name="P1"><text:span text:style-name="T1">varianceIR=27.491584000000074</text:span></text:p>
      <text:p text:style-name="P2"/>
      <text:p text:style-name="P1"><text:span text:style-name="T1">NDVI=-1.0350495096153846E7</text:span></text:p>
      <text:p text:style-name="P1"><text:span text:style-name="T1">IR=106.75</text:span></text:p>
      <text:p text:style-name="P1"><text:span text:style-name="T1">variance NDVI=8.547637161838542E7</text:span></text:p>
      <text:p text:style-name="P1"><text:span text:style-name="T1">varianceIR=14.530048076923077</text:span></text:p>
      <text:p text:style-name="P2"/>
      <text:p text:style-name="P1"><text:span text:style-name="T1">NDVI=-1.0260516589230768E7</text:span></text:p>
      <text:p text:style-name="P1"><text:span text:style-name="T1">IR=98.89384615384616</text:span></text:p>
      <text:p text:style-name="P1"><text:soft-page-break/><text:span text:style-name="T1">variance NDVI=2.4081381133569735E8</text:span></text:p>
      <text:p text:style-name="P1"><text:span text:style-name="T1">varianceIR=25.504104910332313</text:span></text:p>
      <text:p text:style-name="P2"/>
      <text:p text:style-name="P1"><text:span text:style-name="T1">NDVI=-1.0738997124260355E7</text:span></text:p>
      <text:p text:style-name="P1"><text:span text:style-name="T1">IR=88.50887573964496</text:span></text:p>
      <text:p text:style-name="P1"><text:span text:style-name="T1">variance NDVI=3.3415998719935626E8</text:span></text:p>
      <text:p text:style-name="P1"><text:span text:style-name="T1">varianceIR=6.332496790322518</text:span></text:p>
      <text:p text:style-name="P2"/>
      <text:p text:style-name="P1"><text:span text:style-name="T1">NDVI=-1.0305802938461538E7</text:span></text:p>
      <text:p text:style-name="P1"><text:span text:style-name="T1">IR=91.06769230769231</text:span></text:p>
      <text:p text:style-name="P1"><text:span text:style-name="T1">variance NDVI=1.3710890372707946E9</text:span></text:p>
      <text:p text:style-name="P1"><text:span text:style-name="T1">varianceIR=19.597455570323227</text:span></text:p>
      <text:p text:style-name="P2"/>
      <text:p text:style-name="P1"><text:span text:style-name="T1">NDVI=-1.0449974078402366E7</text:span></text:p>
      <text:p text:style-name="P1"><text:span text:style-name="T1">IR=90.20562130177515</text:span></text:p>
      <text:p text:style-name="P1"><text:span text:style-name="T1">variance NDVI=7.506400488151989E8</text:span></text:p>
      <text:p text:style-name="P1"><text:span text:style-name="T1">varianceIR=17.30395377735579</text:span></text:p>
      <text:p text:style-name="P2"/>
      <text:p text:style-name="P1"><text:span text:style-name="T1">NDVI=-1.0546769878461538E7</text:span></text:p>
      <text:p text:style-name="P1"><text:span text:style-name="T1">IR=89.05076923076923</text:span></text:p>
      <text:p text:style-name="P1"><text:span text:style-name="T1">variance NDVI=1.2326078677043866E8</text:span></text:p>
      <text:p text:style-name="P1"><text:span text:style-name="T1">varianceIR=20.457483255348404</text:span></text:p>
      <text:p text:style-name="P2"/>
      <text:p text:style-name="P1"><text:span text:style-name="T1">NDVI=-9894709.859467456</text:span></text:p>
      <text:p text:style-name="P1"><text:span text:style-name="T1">IR=94.9689349112426</text:span></text:p>
      <text:p text:style-name="P1"><text:span text:style-name="T1">variance NDVI=1.984586501786271E9</text:span></text:p>
      <text:p text:style-name="P1"><text:span text:style-name="T1">varianceIR=34.21219856702934</text:span></text:p>
      <text:p text:style-name="P2"/>
      <text:p text:style-name="P1"><text:span text:style-name="T1">NDVI=-1.0492073673846154E7</text:span></text:p>
      <text:p text:style-name="P1"><text:span text:style-name="T1">IR=86.72</text:span></text:p>
      <text:p text:style-name="P1"><text:span text:style-name="T1">variance NDVI=1.5915226450020313E9</text:span></text:p>
      <text:p text:style-name="P1"><text:span text:style-name="T1">varianceIR=10.795997538461634</text:span></text:p>
      <text:p text:style-name="P2"/>
      <text:p text:style-name="P1"><text:span text:style-name="T1">NDVI=-1.0145018458579881E7</text:span></text:p>
      <text:p text:style-name="P1"><text:span text:style-name="T1">IR=89.61242603550296</text:span></text:p>
      <text:p text:style-name="P1"><text:span text:style-name="T1">variance NDVI=1.475492051408614E8</text:span></text:p>
      <text:p text:style-name="P1"><text:span text:style-name="T1">varianceIR=24.634382427914588</text:span></text:p>
      <text:p text:style-name="P2"/>
      <text:p text:style-name="P1"><text:span text:style-name="T1">NDVI=-9827343.963076923</text:span></text:p>
      <text:p text:style-name="P1"><text:span text:style-name="T1">IR=91.95076923076923</text:span></text:p>
      <text:p text:style-name="P1"><text:span text:style-name="T1">variance NDVI=880128.3706435068</text:span></text:p>
      <text:p text:style-name="P1"><text:span text:style-name="T1">varianceIR=22.28825935002275</text:span></text:p>
      <text:p text:style-name="P2"/>
      <text:p text:style-name="P1"><text:span text:style-name="T1">NDVI=-9892336.696923077</text:span></text:p>
      <text:p text:style-name="P1"><text:span text:style-name="T1">IR=115.34</text:span></text:p>
      <text:p text:style-name="P1"><text:span text:style-name="T1">variance NDVI=975811.4478880753</text:span></text:p>
      <text:p text:style-name="P1"><text:span text:style-name="T1">varianceIR=13.066424000000012</text:span></text:p>
      <text:p text:style-name="P2"/>
      <text:p text:style-name="P1"><text:span text:style-name="T1">NDVI=-1.02884145328E7</text:span></text:p>
      <text:p text:style-name="P1"><text:span text:style-name="T1">IR=105.4544</text:span></text:p>
      <text:p text:style-name="P1"><text:span text:style-name="T1">variance NDVI=8.019886832958823E7</text:span></text:p>
      <text:p text:style-name="P1"><text:span text:style-name="T1">varianceIR=13.919329406976033</text:span></text:p>
      <text:p text:style-name="P2"/>
      <text:p text:style-name="P1"><text:span text:style-name="T1">NDVI=-1.058209418923077E7</text:span></text:p>
      <text:p text:style-name="P1"><text:span text:style-name="T1">IR=97.86</text:span></text:p>
      <text:p text:style-name="P1"><text:span text:style-name="T1">variance NDVI=2.300566085825411E7</text:span></text:p>
      <text:p text:style-name="P1"><text:span text:style-name="T1">varianceIR=18.555137846153784</text:span></text:p>
      <text:p text:style-name="P2"/>
      <text:p text:style-name="P1"><text:span text:style-name="T1">NDVI=-1.01412458992E7</text:span></text:p>
      <text:p text:style-name="P1"><text:span text:style-name="T1">IR=94.1584</text:span></text:p>
      <text:p text:style-name="P1"><text:span text:style-name="T1">variance NDVI=5.424205736400608E8</text:span></text:p>
      <text:p text:style-name="P1"><text:span text:style-name="T1">varianceIR=12.251396304896007</text:span></text:p>
      <text:p text:style-name="P2"><text:soft-page-break/></text:p>
      <text:p text:style-name="P1"><text:span text:style-name="T1">NDVI=-1.0327240121538462E7</text:span></text:p>
      <text:p text:style-name="P1"><text:span text:style-name="T1">IR=94.47538461538461</text:span></text:p>
      <text:p text:style-name="P1"><text:span text:style-name="T1">variance NDVI=6966931.055494747</text:span></text:p>
      <text:p text:style-name="P1"><text:span text:style-name="T1">varianceIR=60.19646838780162</text:span></text:p>
      <text:p text:style-name="P2"/>
      <text:p text:style-name="P1"><text:span text:style-name="T1">NDVI=-1.01294487776E7</text:span></text:p>
      <text:p text:style-name="P1"><text:span text:style-name="T1">IR=101.7632</text:span></text:p>
      <text:p text:style-name="P1"><text:span text:style-name="T1">variance NDVI=4.4648411077636975E8</text:span></text:p>
      <text:p text:style-name="P1"><text:span text:style-name="T1">varianceIR=73.46352395878397</text:span></text:p>
      <text:p text:style-name="P2"/>
      <text:p text:style-name="P1"><text:span text:style-name="T1">NDVI=-1.0275371958461538E7</text:span></text:p>
      <text:p text:style-name="P1"><text:span text:style-name="T1">IR=93.1</text:span></text:p>
      <text:p text:style-name="P1"><text:span text:style-name="T1">variance NDVI=1.793043345116741E8</text:span></text:p>
      <text:p text:style-name="P1"><text:span text:style-name="T1">varianceIR=47.612476923076876</text:span></text:p>
      <text:p text:style-name="P2"/>
      <text:p text:style-name="P1"><text:span text:style-name="T1">NDVI=-1.02467323536E7</text:span></text:p>
      <text:p text:style-name="P1"><text:span text:style-name="T1">IR=89.5344</text:span></text:p>
      <text:p text:style-name="P1"><text:span text:style-name="T1">variance NDVI=1.2535100477221501E8</text:span></text:p>
      <text:p text:style-name="P1"><text:span text:style-name="T1">varianceIR=9.814270693375969</text:span></text:p>
      <text:p text:style-name="P2"/>
      <text:p text:style-name="P1"><text:span text:style-name="T1">NDVI=-1.0139678627692308E7</text:span></text:p>
      <text:p text:style-name="P1"><text:span text:style-name="T1">IR=89.88923076923076</text:span></text:p>
      <text:p text:style-name="P1"><text:span text:style-name="T1">variance NDVI=2.9560886905959774E7</text:span></text:p>
      <text:p text:style-name="P1"><text:span text:style-name="T1">varianceIR=10.793997574874833</text:span></text:p>
      <text:p text:style-name="P2"/>
      <text:p text:style-name="P1"><text:span text:style-name="T1">NDVI=-9622802.7904</text:span></text:p>
      <text:p text:style-name="P1"><text:span text:style-name="T1">IR=95.0784</text:span></text:p>
      <text:p text:style-name="P1"><text:span text:style-name="T1">variance NDVI=421992.3535627813</text:span></text:p>
      <text:p text:style-name="P1"><text:span text:style-name="T1">varianceIR=23.09289687449603</text:span></text:p>
      <text:p text:style-name="P2"/>
      <text:p text:style-name="P1"><text:span text:style-name="T1">NDVI=-9773831.602071006</text:span></text:p>
      <text:p text:style-name="P1"><text:span text:style-name="T1">IR=118.12573964497041</text:span></text:p>
      <text:p text:style-name="P1"><text:span text:style-name="T1">variance NDVI=8.250271701520896E7</text:span></text:p>
      <text:p text:style-name="P1"><text:span text:style-name="T1">varianceIR=9.970417894746834</text:span></text:p>
      <text:p text:style-name="P2"/>
      <text:p text:style-name="P1"><text:span text:style-name="T1">NDVI=-1.0194381184615385E7</text:span></text:p>
      <text:p text:style-name="P1"><text:span text:style-name="T1">IR=109.10461538461539</text:span></text:p>
      <text:p text:style-name="P1"><text:span text:style-name="T1">variance NDVI=2.5941313438580442E7</text:span></text:p>
      <text:p text:style-name="P1"><text:span text:style-name="T1">varianceIR=6.444158849339942</text:span></text:p>
      <text:p text:style-name="P2"/>
      <text:p text:style-name="P1"><text:span text:style-name="T1">NDVI=-1.0157985912721893E7</text:span></text:p>
      <text:p text:style-name="P1"><text:span text:style-name="T1">IR=103.55473372781066</text:span></text:p>
      <text:p text:style-name="P1"><text:span text:style-name="T1">variance NDVI=4.260935961336325E7</text:span></text:p>
      <text:p text:style-name="P1"><text:span text:style-name="T1">varianceIR=55.30555877146267</text:span></text:p>
      <text:p text:style-name="P2"/>
      <text:p text:style-name="P1"><text:span text:style-name="T1">NDVI=-1.0124109227692308E7</text:span></text:p>
      <text:p text:style-name="P1"><text:span text:style-name="T1">IR=99.60923076923076</text:span></text:p>
      <text:p text:style-name="P1"><text:span text:style-name="T1">variance NDVI=5180645.489665638</text:span></text:p>
      <text:p text:style-name="P1"><text:span text:style-name="T1">varianceIR=43.561143799726935</text:span></text:p>
      <text:p text:style-name="P2"/>
      <text:p text:style-name="P1"><text:span text:style-name="T1">NDVI=-9829464.156804733</text:span></text:p>
      <text:p text:style-name="P1"><text:span text:style-name="T1">IR=107.25147928994083</text:span></text:p>
      <text:p text:style-name="P1"><text:span text:style-name="T1">variance NDVI=8.210094843697017E7</text:span></text:p>
      <text:p text:style-name="P1"><text:span text:style-name="T1">varianceIR=33.75462770797436</text:span></text:p>
      <text:p text:style-name="P2"/>
      <text:p text:style-name="P1"><text:span text:style-name="T1">NDVI=-9942427.036923077</text:span></text:p>
      <text:p text:style-name="P1"><text:span text:style-name="T1">IR=104.11384615384615</text:span></text:p>
      <text:p text:style-name="P1"><text:span text:style-name="T1">variance NDVI=1.5804990291828448E8</text:span></text:p>
      <text:p text:style-name="P1"><text:span text:style-name="T1">varianceIR=48.16502822394179</text:span></text:p>
      <text:p text:style-name="P2"/>
      <text:p text:style-name="P1"><text:span text:style-name="T1">NDVI=-1.0068932538461538E7</text:span></text:p>
      <text:p text:style-name="P1"><text:soft-page-break/><text:span text:style-name="T1">IR=92.78698224852072</text:span></text:p>
      <text:p text:style-name="P1"><text:span text:style-name="T1">variance NDVI=9.98496514158914E7</text:span></text:p>
      <text:p text:style-name="P1"><text:span text:style-name="T1">varianceIR=9.063238932802154</text:span></text:p>
      <text:p text:style-name="P2"/>
      <text:p text:style-name="P1"><text:span text:style-name="T1">NDVI=-9855309.284615384</text:span></text:p>
      <text:p text:style-name="P1"><text:span text:style-name="T1">IR=93.64461538461538</text:span></text:p>
      <text:p text:style-name="P1"><text:span text:style-name="T1">variance NDVI=6.884862415113159E7</text:span></text:p>
      <text:p text:style-name="P1"><text:span text:style-name="T1">varianceIR=24.649569452890336</text:span></text:p>
      <text:p text:style-name="P2"/>
      <text:p text:style-name="P1"><text:span text:style-name="T1">NDVI=-9774194.593195267</text:span></text:p>
      <text:p text:style-name="P1"><text:span text:style-name="T1">IR=97.0991124260355</text:span></text:p>
      <text:p text:style-name="P1"><text:span text:style-name="T1">variance NDVI=2.65925047720711E8</text:span></text:p>
      <text:p text:style-name="P1"><text:span text:style-name="T1">varianceIR=16.53934482452586</text:span></text:p>
      <text:p text:style-name="P2"/>
      <text:p text:style-name="P1"><text:span text:style-name="T1">NDVI=-9293578.906153847</text:span></text:p>
      <text:p text:style-name="P1"><text:span text:style-name="T1">IR=102.91538461538461</text:span></text:p>
      <text:p text:style-name="P1"><text:span text:style-name="T1">variance NDVI=6.334805290787086E8</text:span></text:p>
      <text:p text:style-name="P1"><text:span text:style-name="T1">varianceIR=27.03372699135197</text:span></text:p>
      <text:p text:style-name="P2"/>
      <text:p text:style-name="P1"><text:span text:style-name="T1">NDVI=-9731803.206153845</text:span></text:p>
      <text:p text:style-name="P1"><text:span text:style-name="T1">IR=119.1076923076923</text:span></text:p>
      <text:p text:style-name="P1"><text:span text:style-name="T1">variance NDVI=11493.142328111862</text:span></text:p>
      <text:p text:style-name="P1"><text:span text:style-name="T1">varianceIR=3.6632367774237964</text:span></text:p>
      <text:p text:style-name="P2"/>
      <text:p text:style-name="P1"><text:span text:style-name="T1">NDVI=-9921668.696</text:span></text:p>
      <text:p text:style-name="P1"><text:span text:style-name="T1">IR=115.112</text:span></text:p>
      <text:p text:style-name="P1"><text:span text:style-name="T1">variance NDVI=5.5569691076768614E7</text:span></text:p>
      <text:p text:style-name="P1"><text:span text:style-name="T1">varianceIR=3.9534920704000194</text:span></text:p>
      <text:p text:style-name="P2"/>
      <text:p text:style-name="P1"><text:span text:style-name="T1">NDVI=-1.0122211432307692E7</text:span></text:p>
      <text:p text:style-name="P1"><text:span text:style-name="T1">IR=106.54923076923077</text:span></text:p>
      <text:p text:style-name="P1"><text:span text:style-name="T1">variance NDVI=5.496151791845317E7</text:span></text:p>
      <text:p text:style-name="P1"><text:span text:style-name="T1">varianceIR=66.37794337369111</text:span></text:p>
      <text:p text:style-name="P2"/>
      <text:p text:style-name="P1"><text:span text:style-name="T1">NDVI=-1.01020976016E7</text:span></text:p>
      <text:p text:style-name="P1"><text:span text:style-name="T1">IR=105.176</text:span></text:p>
      <text:p text:style-name="P1"><text:span text:style-name="T1">variance NDVI=1.368286252233501E8</text:span></text:p>
      <text:p text:style-name="P1"><text:span text:style-name="T1">varianceIR=21.713009561600003</text:span></text:p>
      <text:p text:style-name="P2"/>
      <text:p text:style-name="P1"><text:span text:style-name="T1">NDVI=-9950085.432307692</text:span></text:p>
      <text:p text:style-name="P1"><text:span text:style-name="T1">IR=98.93692307692308</text:span></text:p>
      <text:p text:style-name="P1"><text:span text:style-name="T1">variance NDVI=1.0581018749449566E7</text:span></text:p>
      <text:p text:style-name="P1"><text:span text:style-name="T1">varianceIR=61.29989014474285</text:span></text:p>
      <text:p text:style-name="P2"/>
      <text:p text:style-name="P1"><text:span text:style-name="T1">NDVI=-9529289.3776</text:span></text:p>
      <text:p text:style-name="P1"><text:span text:style-name="T1">IR=111.1472</text:span></text:p>
      <text:p text:style-name="P1"><text:span text:style-name="T1">variance NDVI=3.13464818443219E7</text:span></text:p>
      <text:p text:style-name="P1"><text:span text:style-name="T1">varianceIR=89.58745226854407</text:span></text:p>
      <text:p text:style-name="P2"/>
      <text:p text:style-name="P1"><text:span text:style-name="T1">NDVI=-9157852.96923077</text:span></text:p>
      <text:p text:style-name="P1"><text:span text:style-name="T1">IR=123.64615384615385</text:span></text:p>
      <text:p text:style-name="P1"><text:span text:style-name="T1">variance NDVI=5.166805866977768E8</text:span></text:p>
      <text:p text:style-name="P1"><text:span text:style-name="T1">varianceIR=115.21382576240339</text:span></text:p>
      <text:p text:style-name="P2"/>
      <text:p text:style-name="P1"><text:span text:style-name="T1">NDVI=-8846704.6672</text:span></text:p>
      <text:p text:style-name="P1"><text:span text:style-name="T1">IR=127.3584</text:span></text:p>
      <text:p text:style-name="P1"><text:span text:style-name="T1">variance NDVI=3.9389605515196496E8</text:span></text:p>
      <text:p text:style-name="P1"><text:span text:style-name="T1">varianceIR=57.62220872089596</text:span></text:p>
      <text:p text:style-name="P2"/>
      <text:p text:style-name="P1"><text:span text:style-name="T1">NDVI=-8872648.127692308</text:span></text:p>
      <text:p text:style-name="P1"><text:span text:style-name="T1">IR=118.8876923076923</text:span></text:p>
      <text:p text:style-name="P1"><text:span text:style-name="T1">variance NDVI=1.3298827918817506E9</text:span></text:p>
      <text:p text:style-name="P1"><text:soft-page-break/><text:span text:style-name="T1">varianceIR=225.924746031862</text:span></text:p>
      <text:p text:style-name="P2"/>
      <text:p text:style-name="P1"><text:span text:style-name="T1">NDVI=-8736574.2624</text:span></text:p>
      <text:p text:style-name="P1"><text:span text:style-name="T1">IR=117.1424</text:span></text:p>
      <text:p text:style-name="P1"><text:span text:style-name="T1">variance NDVI=3.613510489685797E8</text:span></text:p>
      <text:p text:style-name="P1"><text:span text:style-name="T1">varianceIR=243.1594692444163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21:49:07.388729435</meta:creation-date>
    <dc:date>2014-04-28T21:50:13.026289632</dc:date>
    <meta:editing-duration>P0D</meta:editing-duration>
    <meta:editing-cycles>1</meta:editing-cycles>
    <meta:document-statistic meta:table-count="0" meta:image-count="0" meta:object-count="0" meta:page-count="9" meta:paragraph-count="402" meta:word-count="505" meta:character-count="10228" meta:non-whitespace-character-count="10125"/>
    <meta:generator>LibreOffice/4.2.3.3$Linux_x86 LibreOffice_project/420m0$Build-3</meta:generator>
  </office:meta>
</office:document-meta>
</file>